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B000001C1F7034A77779FB4A6.png" manifest:media-type="image/png"/>
  <manifest:file-entry manifest:full-path="Pictures/1000020100000189000001C118E6ECC70FB17545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600"/>
    </style:style>
    <style:style style:name="T1" style:family="text">
      <style:text-properties fo:font-size="22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32cm" svg:height="14.433cm" svg:x="1.508cm" svg:y="1cm">
          <draw:image xlink:href="Pictures/1000020100000189000001C118E6ECC70FB17545.png" xlink:type="simple" xlink:show="embed" xlink:actuate="onLoad">
            <text:p/>
          </draw:image>
        </draw:frame>
        <draw:frame draw:style-name="gr1" draw:text-style-name="P1" draw:layer="layout" svg:width="12.182cm" svg:height="14.433cm" svg:x="16.367cm" svg:y="0.918cm">
          <draw:image xlink:href="Pictures/100002010000017B000001C1F7034A77779FB4A6.png" xlink:type="simple" xlink:show="embed" xlink:actuate="onLoad">
            <text:p/>
          </draw:image>
        </draw:frame>
        <draw:frame draw:style-name="gr2" draw:text-style-name="P3" draw:layer="layout" svg:width="6.477cm" svg:height="1.651cm" svg:x="4.586cm" svg:y="15.796cm">
          <draw:text-box>
            <text:p text:style-name="P2"><text:span text:style-name="T1">Experiment 1.</text:span></text:p>
          </draw:text-box>
        </draw:frame>
        <draw:frame draw:style-name="gr2" draw:text-style-name="P3" draw:layer="layout" svg:width="6.477cm" svg:height="1.651cm" svg:x="19.22cm" svg:y="15.796cm">
          <draw:text-box>
            <text:p text:style-name="P2"><text:span text:style-name="T1">Experiment 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000000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fta Nur Farid</meta:initial-creator>
    <meta:creation-date>2016-08-21T16:32:49.221405975</meta:creation-date>
    <dc:date>2016-08-21T16:57:25.901660012</dc:date>
    <dc:creator>Mifta Nur Farid</dc:creator>
    <meta:editing-duration>PT9M26S</meta:editing-duration>
    <meta:editing-cycles>1</meta:editing-cycles>
    <meta:document-statistic meta:object-count="4"/>
    <meta:generator>LibreOffice/5.0.6.2$Linux_X86_64 LibreOffice_project/00m0$Build-2</meta:generator>
  </office:meta>
</office:document-meta>
</file>